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93.45718mm" fo:page-width="37.26497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ffff" draw:opacity="100.0%" draw:stroke="none"/>
    </style:style>
    <style:style style:family="graphic" style:name="style-3">
      <style:graphic-properties draw:fill="solid" draw:fill-color="#a16121" draw:opacity="100.0%" draw:stroke="solid" svg:stroke-color="#000000" draw:stroke-linejoin="miter" svg:stroke-opacity="100.0%" svg:stroke-width="0.009524999mm"/>
    </style:style>
    <style:style style:family="graphic" style:name="style-4">
      <style:graphic-properties draw:fill="solid" draw:fill-color="#804000" draw:opacity="100.0%" draw:stroke="none"/>
    </style:style>
    <style:style style:family="graphic" style:name="style-5">
      <style:graphic-properties draw:fill="solid" draw:fill-color="#ffc080" draw:opacity="100.0%" draw:stroke="none"/>
    </style:style>
    <style:style style:family="graphic" style:name="style-6">
      <style:graphic-properties draw:fill="solid" draw:fill-color="#ffc080" draw:opacity="100.0%" draw:stroke="none"/>
    </style:style>
    <style:style style:family="graphic" style:name="style-7">
      <style:graphic-properties draw:fill="solid" draw:fill-color="#ffc080" draw:opacity="100.0%" draw:stroke="none"/>
    </style:style>
    <style:style style:family="graphic" style:name="style-8">
      <style:graphic-properties draw:fill="solid" draw:fill-color="#ffc080" draw:opacity="100.0%" draw:stroke="none"/>
    </style:style>
    <style:style style:family="graphic" style:name="style-9">
      <style:graphic-properties draw:fill="solid" draw:fill-color="#ffc080" draw:opacity="100.0%" draw:stroke="none"/>
    </style:style>
    <style:style style:family="graphic" style:name="style-10">
      <style:graphic-properties draw:fill="solid" draw:fill-color="#ffc080" draw:opacity="100.0%" draw:stroke="none"/>
    </style:style>
    <style:style style:family="graphic" style:name="style-11">
      <style:graphic-properties draw:fill="solid" draw:fill-color="#ffc080" draw:opacity="100.0%" draw:stroke="none"/>
    </style:style>
    <style:style style:family="graphic" style:name="style-12">
      <style:graphic-properties draw:fill="solid" draw:fill-color="#ffc080" draw:opacity="100.0%" draw:stroke="none"/>
    </style:style>
    <style:style style:family="graphic" style:name="style-13">
      <style:graphic-properties draw:fill="solid" draw:fill-color="#ffc080" draw:opacity="100.0%" draw:stroke="none"/>
    </style:style>
    <style:style style:family="graphic" style:name="style-14">
      <style:graphic-properties draw:fill="solid" draw:fill-color="#ffc080" draw:opacity="100.0%" draw:stroke="none"/>
    </style:style>
    <style:style style:family="graphic" style:name="style-15">
      <style:graphic-properties draw:fill="solid" draw:fill-color="#ffc080" draw:opacity="100.0%" draw:stroke="none"/>
    </style:style>
    <style:style style:family="graphic" style:name="style-16">
      <style:graphic-properties draw:fill="solid" draw:fill-color="#ffc080" draw:opacity="100.0%" draw:stroke="none"/>
    </style:style>
    <style:style style:family="graphic" style:name="style-17">
      <style:graphic-properties draw:fill="solid" draw:fill-color="#ffc080" draw:opacity="100.0%" draw:stroke="none"/>
    </style:style>
    <style:style style:family="graphic" style:name="style-18">
      <style:graphic-properties draw:fill="solid" draw:fill-color="#ffc080" draw:opacity="100.0%" draw:stroke="none"/>
    </style:style>
    <style:style style:family="graphic" style:name="style-19">
      <style:graphic-properties draw:fill="solid" draw:fill-color="#ffc080" draw:opacity="100.0%" draw:stroke="none"/>
    </style:style>
    <style:style style:family="graphic" style:name="style-20">
      <style:graphic-properties draw:fill="solid" draw:fill-color="#ffc080" draw:opacity="100.0%" draw:stroke="none"/>
    </style:style>
    <style:style style:family="graphic" style:name="style-21">
      <style:graphic-properties draw:fill="solid" draw:fill-color="#ffc080" draw:opacity="100.0%" draw:stroke="none"/>
    </style:style>
    <style:style style:family="graphic" style:name="style-22">
      <style:graphic-properties draw:fill="solid" draw:fill-color="#ffc080" draw:opacity="100.0%" draw:stroke="none"/>
    </style:style>
    <style:style style:family="graphic" style:name="style-23">
      <style:graphic-properties draw:fill="solid" draw:fill-color="#ffc080" draw:opacity="100.0%" draw:stroke="none"/>
    </style:style>
    <style:style style:family="graphic" style:name="style-24">
      <style:graphic-properties draw:fill="solid" draw:fill-color="#ffc080" draw:opacity="100.0%" draw:stroke="none"/>
    </style:style>
    <style:style style:family="graphic" style:name="style-25">
      <style:graphic-properties draw:fill="solid" draw:fill-color="#ffc080" draw:opacity="100.0%" draw:stroke="none"/>
    </style:style>
    <style:style style:family="graphic" style:name="style-26">
      <style:graphic-properties draw:fill="solid" draw:fill-color="#000000" draw:opacity="100.0%" draw:stroke="solid" svg:stroke-color="#000000" draw:stroke-linejoin="miter" svg:stroke-opacity="100.0%" svg:stroke-width="0.009524999mm"/>
    </style:style>
    <style:style style:family="graphic" style:name="style-27">
      <style:graphic-properties draw:fill="solid" draw:fill-color="#000000" draw:opacity="100.0%" draw:stroke="solid" svg:stroke-color="#000000" draw:stroke-linejoin="miter" svg:stroke-opacity="100.0%" svg:stroke-width="0.009524999mm"/>
    </style:style>
    <style:style style:family="graphic" style:name="style-28">
      <style:graphic-properties draw:fill="solid" draw:fill-color="#f0d4a8" draw:opacity="100.0%" draw:stroke="solid" svg:stroke-color="#000000" draw:stroke-linejoin="miter" svg:stroke-opacity="100.0%" svg:stroke-width="0.009524999mm"/>
    </style:style>
    <style:style style:family="graphic" style:name="style-29">
      <style:graphic-properties draw:fill="solid" draw:fill-color="#e0c699" draw:opacity="100.0%" draw:stroke="none"/>
    </style:style>
    <style:style style:family="graphic" style:name="style-30">
      <style:graphic-properties draw:fill="solid" draw:fill-color="#e0c699" draw:opacity="100.0%" draw:stroke="none"/>
    </style:style>
    <style:style style:family="graphic" style:name="style-31">
      <style:graphic-properties draw:fill="solid" draw:fill-color="#e0c699" draw:opacity="100.0%" draw:stroke="none"/>
    </style:style>
    <style:style style:family="graphic" style:name="style-32">
      <style:graphic-properties draw:fill="solid" draw:fill-color="#000000" draw:opacity="100.0%" draw:stroke="solid" svg:stroke-color="#000000" draw:stroke-linejoin="miter" svg:stroke-opacity="100.0%" svg:stroke-width="0.009524999mm"/>
    </style:style>
    <style:style style:family="graphic" style:name="style-33">
      <style:graphic-properties draw:fill="solid" draw:fill-color="#ffabbc" draw:opacity="100.0%" draw:stroke="solid" svg:stroke-color="#000000" draw:stroke-linejoin="miter" svg:stroke-opacity="100.0%" svg:stroke-width="0.009524999mm"/>
    </style:style>
    <style:style style:family="graphic" style:name="style-34">
      <style:graphic-properties draw:fill="solid" draw:fill-color="#edbac4" draw:opacity="100.0%" draw:stroke="none"/>
    </style:style>
    <style:style style:family="graphic" style:name="style-35">
      <style:graphic-properties draw:fill="solid" draw:fill-color="#edbac4" draw:opacity="100.0%" draw:stroke="none"/>
    </style:style>
    <style:style style:family="graphic" style:name="style-36">
      <style:graphic-properties draw:fill="solid" draw:fill-color="#edbac4" draw:opacity="100.0%" draw:stroke="none"/>
    </style:style>
    <style:style style:family="graphic" style:name="style-37">
      <style:graphic-properties draw:fill="solid" draw:fill-color="#edbac4" draw:opacity="100.0%" draw:stroke="none"/>
    </style:style>
    <style:style style:family="graphic" style:name="style-38">
      <style:graphic-properties draw:fill="solid" draw:fill-color="#edbac4" draw:opacity="100.0%" draw:stroke="none"/>
    </style:style>
    <style:style style:family="graphic" style:name="style-39">
      <style:graphic-properties draw:fill="solid" draw:fill-color="#edbac4" draw:opacity="100.0%" draw:stroke="none"/>
    </style:style>
    <style:style style:family="graphic" style:name="style-40">
      <style:graphic-properties draw:fill="solid" draw:fill-color="#000000" draw:opacity="100.0%" draw:stroke="solid" svg:stroke-color="#000000" draw:stroke-linejoin="miter" svg:stroke-opacity="100.0%" svg:stroke-width="0.009524999mm"/>
    </style:style>
    <style:style style:family="graphic" style:name="style-41">
      <style:graphic-properties draw:fill="solid" draw:fill-color="#a16121" draw:opacity="100.0%" draw:stroke="solid" svg:stroke-color="#000000" draw:stroke-linejoin="miter" svg:stroke-opacity="100.0%" svg:stroke-width="0.009524999mm"/>
    </style:style>
    <style:style style:family="graphic" style:name="style-42">
      <style:graphic-properties draw:fill="solid" draw:fill-color="#804000" draw:opacity="100.0%" draw:stroke="none"/>
    </style:style>
    <style:style style:family="graphic" style:name="style-43">
      <style:graphic-properties draw:fill="solid" draw:fill-color="#804000" draw:opacity="100.0%" draw:stroke="none"/>
    </style:style>
    <style:style style:family="graphic" style:name="style-44">
      <style:graphic-properties draw:fill="solid" draw:fill-color="#804000" draw:opacity="100.0%" draw:stroke="none"/>
    </style:style>
    <style:style style:family="graphic" style:name="style-45">
      <style:graphic-properties draw:fill="solid" draw:fill-color="#804000" draw:opacity="100.0%" draw:stroke="none"/>
    </style:style>
    <style:style style:family="graphic" style:name="style-46">
      <style:graphic-properties draw:fill="solid" draw:fill-color="#804000" draw:opacity="100.0%" draw:stroke="none"/>
    </style:style>
    <style:style style:family="graphic" style:name="style-47">
      <style:graphic-properties draw:fill="solid" draw:fill-color="#804000" draw:opacity="100.0%" draw:stroke="none"/>
    </style:style>
  </office:automatic-styles>
  <office:body>
    <office:drawing>
      <draw:page draw:master-page-name="Default" draw:name="page1" draw:style-name="DP1">
        <draw:g>
          <draw:g draw:id="Layer_1">
            <draw:g>
              <draw:path svg:d="M 1336.3574 0.0 C 2074.0156 0.0 2672.6885 495.85553 2672.6885 1106.8049 C 2672.6885 1717.7806 2074.0159 2213.6099 1336.3574 2213.6099 S 0.0 1717.7806 0.0 1106.8049 C -1.0093053E-4 495.85553 598.699 0.0 1336.3574 0.0 z" svg:height="22.136099mm" draw:style-name="style-2" svg:viewBox="0.0 0.0 2672.6885 2213.6099" svg:width="26.726887mm" svg:x="5.2622986mm" svg:y="35.354416mm"/>
              <draw:path svg:d="M 1327.8113 5044.44 L 2644.1663 9.525016 L 0.0 0.0 L 1327.8113 5044.44 z" svg:height="50.4444mm" draw:style-name="style-3" svg:viewBox="0.0 0.0 2644.1663 5044.44" svg:width="26.441662mm" svg:x="7.052999mm" svg:y="42.669617mm"/>
              <draw:path svg:d="M 4.835985 444.9369 C -7.573019 307.7505 3.9098468 207.76428 39.152363 133.46931 C 75.320816 59.17436 160.06694 -24.64562 212.48096 6.7869725 C 260.13248 37.26678 278.2035 244.91196 340.11588 317.30215 C 402.0283 385.88202 543.9245 369.6633 582.07745 433.5071 C 615.415 497.32468 542.99854 607.8145 559.19104 698.302 C 575.41 785.9585 667.8026 879.3035 685.9 964.0496 C 702.0661 1045.9911 639.22754 1081.2336 662.0875 1194.581 C 683.0689 1306.0237 782.0761 1510.7847 812.5826 1632.731 C 841.15765 1751.7935 848.80414 1844.186 835.469 1909.9083 L 697.33 2394.731 C 663.0136 2236.616 637.3226 2081.3586 616.3411 1921.3385 C 594.4336 1756.5295 601.10126 1585.1058 570.64764 1436.5159 C 535.40515 1289.8308 458.25266 1143.146 420.12613 1044.0859 C 380.12112 943.14734 408.69617 935.50085 340.14255 837.39355 C 269.63104 736.40204 159.14099 606.8621 4.835985 444.9369 z" svg:height="23.947311mm" draw:style-name="style-4" svg:viewBox="0.0 0.0 841.8273 2394.7312" svg:width="8.418273mm" svg:x="19.806236mm" svg:y="44.592472mm"/>
              <draw:path svg:d="M 0.0 11.429776 C 37.14748 217.16978 70.48504 520.0647 103.82249 934.4023 C 137.15994 1350.6184 175.26001 2063.1147 196.215 2480.31 C 214.31245 2893.6948 221.9325 3188.9697 219.07495 3391.8523 L 265.74747 3564.2546 C 297.17993 3379.496 312.41995 3094.6724 311.46738 2699.385 C 308.60983 2298.3823 289.55988 1652.5876 254.31737 1199.1976 C 215.26483 744.85516 164.78241 352.42517 92.39241 0.0 C 61.912502 3.8095217 31.432491 7.619851 0.0 11.429776 z" svg:height="35.642544mm" draw:style-name="style-5" svg:viewBox="0.0 0.0 311.5094 3564.2546" svg:width="3.115094mm" svg:x="13.8538475mm" svg:y="42.698196mm"/>
              <draw:path svg:d="M 0.0 12.382561 C 81.915016 441.96024 136.20746 823.9124 173.35504 1165.8599 C 206.69249 1506.8549 218.12257 1800.2513 207.64508 2053.5898 L 277.17752 2272.6648 C 313.37253 1986.9147 317.18256 1661.1598 288.6075 1281.1124 C 258.1275 899.13354 199.07254 478.12848 103.82249 0.0 C 69.532555 3.8099256 35.24252 7.619851 0.0 12.382561 z" svg:height="22.726648mm" draw:style-name="style-6" svg:viewBox="0.0 0.0 307.5175 2272.6648" svg:width="3.0751748mm" svg:x="10.510572mm" svg:y="42.460068mm"/>
              <draw:path svg:d="M 0.0 149.5423 C 45.719913 650.5574 75.24754 1139.1896 92.39241 1637.347 C 107.63232 2136.457 102.87001 2671.7622 92.39241 3114.6746 C 78.10489 3552.851 52.387383 3922.3948 11.429978 4245.292 L 46.672497 4406.2646 C 103.795944 4104.3223 144.78 3740.467 173.35504 3299.4597 C 200.95107 2855.5947 217.17 2330.7673 207.67142 1776.4124 C 193.35745 1222.0575 156.20998 637.2225 92.39241 0.0 C 61.9126 49.52984 31.432592 99.05968 0.0 149.5423 z" svg:height="44.062645mm" draw:style-name="style-7" svg:viewBox="0.0 0.0 210.4007 4406.2646" svg:width="2.104007mm" svg:x="18.121046mm" svg:y="42.583893mm"/>
              <draw:path svg:d="M 160.97249 180.87961 C 180.04895 311.37228 183.85889 544.73456 172.40247 896.207 C 156.23642 1247.6531 121.97292 1835.3716 91.46648 2269.712 C 61.9126 2702.1467 31.406149 3094.5767 0.0 3468.8828 L 126.70899 3077.4058 C 215.29147 2277.306 267.67905 1644.8455 287.68146 1150.4982 C 305.77893 657.1296 290.51257 324.68057 241.93512 135.13306 C 237.1726 77.98296 225.76907 40.861927 207.61873 19.907133 C 187.61632 -2.000443 161.92526 -5.837014 126.68275 8.450711 C 138.11232 65.627045 149.5423 122.77673 160.97249 180.87961 z" svg:height="34.688828mm" draw:style-name="style-8" svg:viewBox="0.0 0.0 295.04492 3468.8828" svg:width="2.9504492mm" svg:x="21.359549mm" svg:y="53.805298mm"/>
              <draw:path svg:d="M 1234.4136 206.6924 C 1077.2775 247.65001 900.1125 254.31747 692.46747 219.07495 C 485.74854 182.88005 256.22253 112.39502 0.0 0.0 L 46.672497 125.729965 C 163.83003 184.78482 297.17993 227.67383 450.53247 264.8215 C 603.885 297.20648 808.6724 327.6867 958.21497 334.35416 C 1102.995 339.1165 1225.8938 328.61282 1326.8059 299.11166 C 1296.3259 268.6048 1265.8988 238.12459 1234.4136 206.6924 z" svg:height="3.354546mm" draw:style-name="style-9" svg:viewBox="0.0 0.0 1326.8059 335.45462" svg:width="13.26806mm" svg:x="8.777022mm" svg:y="49.622868mm"/>
              <draw:path svg:d="M 0.0 0.0 C 225.74243 60.00764 451.48495 100.9386 691.515 126.68234 C 930.5659 150.46844 1166.839 158.11493 1418.299 149.51605 L 1442.0586 230.50514 C 1241.0812 244.79247 1022.95856 240.98253 783.9076 219.04872 C 541.9726 195.26262 289.56018 154.30501 11.430181 92.39261 C 7.6199517 61.912804 3.8099256 31.432592 0.0 0.0 z" svg:height="2.389631mm" draw:style-name="style-10" svg:viewBox="0.0 0.0 1442.0586 238.96312" svg:width="14.420587mm" svg:x="10.053372mm" svg:y="54.004364mm"/>
              <draw:path svg:d="M 12.38246 0.0 C 219.07495 46.6727 434.34 77.152504 669.6074 91.43983 C 902.01733 103.82239 1146.8098 100.01246 1407.7684 80.00964 L 1407.7684 149.5423 C 1217.295 173.3284 1009.65 180.9749 773.43 172.37602 C 536.2575 161.89862 281.94003 136.20737 0.0 91.41358 C 3.8099256 60.96002 7.6199517 30.479807 12.38246 0.0 z" svg:height="1.757916mm" draw:style-name="style-11" svg:viewBox="0.0 0.0 1407.7684 175.7916" svg:width="14.077684mm" svg:x="10.967773mm" svg:y="58.042965mm"/>
              <draw:path svg:d="M 0.0 0.0 C 86.67752 50.482624 230.50493 80.01005 449.58 92.39261 C 668.655 102.87001 941.0435 95.22351 1292.5426 69.53265 L 1303.9725 150.52173 C 920.115 196.24164 627.69763 210.52937 415.29007 207.64517 C 201.93008 200.9777 76.20013 171.47652 34.29014 115.27921 C 22.859957 77.152504 11.429978 39.07909 0.0 0.0 z" svg:height="2.0800047mm" draw:style-name="style-12" svg:viewBox="0.0 0.0 1303.9725 208.00047" svg:width="13.039725mm" svg:x="11.777397mm" svg:y="61.61484mm"/>
              <draw:path svg:d="M 0.0 0.0 C 100.01246 32.38497 237.1725 59.028614 426.72003 69.53265 C 615.315 80.01005 841.0312 80.01005 1119.161 69.53265 L 1119.161 173.35504 C 987.7424 206.6928 833.43756 218.09633 645.795 207.64478 C 457.20004 195.26262 245.71849 161.89822 0.0 103.82239 C 0.0 69.50601 0.0 35.24252 0.0 0.0 z" svg:height="2.113923mm" draw:style-name="style-13" svg:viewBox="0.0 0.0 1119.161 211.39232" svg:width="11.191609mm" svg:x="13.282348mm" svg:y="65.996605mm"/>
              <draw:path svg:d="M 0.0 0.0 C 59.054955 26.669882 147.63754 48.577457 265.74747 69.53225 C 383.85736 89.535065 550.5449 109.53707 703.8709 115.25217 C 854.39246 116.20495 1006.7923 104.774765 1164.881 80.96243 L 1142.0475 173.35504 C 964.90894 200.9777 787.6911 212.40788 600.07495 207.64478 C 411.50647 200.9769 222.91142 179.07013 22.8864 138.11252 C 15.240005 92.41845 7.620053 46.67189 0.0 0.0 z" svg:height="2.0869555mm" draw:style-name="style-14" svg:viewBox="0.0 0.0 1164.881 208.69556" svg:width="11.64881mm" svg:x="14.434872mm" svg:y="70.95887mm"/>
              <draw:path svg:d="M 0.0 0.0 C 93.34499 51.435005 211.45491 80.96243 358.11362 92.39261 C 504.825 101.89139 675.2961 90.487854 877.2526 58.10288 L 819.1766 173.32921 L 819.1237 173.32921 C 613.4101 208.57172 450.50623 226.69562 322.8711 220.02855 C 194.31004 215.2396 108.5851 185.71217 58.102573 139.03947 C 40.957607 91.414795 34.290035 69.50722 34.290035 69.50722 C 36.195 67.60246 60.007538 149.51686 58.102573 139.03947 C 51.435005 127.63432 33.337555 80.03629 0.0 0.0 z" svg:height="2.2139256mm" draw:style-name="style-15" svg:viewBox="0.0 0.0 877.2526 221.39255" svg:width="8.772526mm" svg:x="15.930297mm" svg:y="76.26429mm"/>
              <draw:path svg:d="M 0.0 0.0 C 53.339966 5.7150903 119.06249 10.477396 207.64497 10.477396 C 293.3699 10.477396 397.1925 5.6884446 519.0859 0.0 L 484.82242 115.25217 C 343.85233 125.72956 236.22003 129.53989 161.89842 126.68234 C 84.74591 121.92004 44.740887 111.44264 34.263493 91.43983 C 22.859957 60.98626 11.429978 30.480211 0.0 0.0 z" svg:height="1.2760081mm" draw:style-name="style-16" svg:viewBox="0.0 0.0 519.0859 127.600815" svg:width="5.190859mm" svg:x="17.778147mm" svg:y="82.61746mm"/>
              <draw:path svg:d="M 0.0 0.0 C 50.48247 27.622667 168.59248 57.150093 358.14 92.39261 C 546.735 127.63513 802.9575 163.83003 1130.6176 208.59756 L 1153.4775 322.89774 C 912.495 295.2751 705.80255 268.6052 519.1126 242.91434 C 332.4226 217.1702 177.16512 186.69038 45.720116 161.92526 C 30.48001 108.5851 15.240005 54.29255 0.0 0.0 z" svg:height="3.2289774mm" draw:style-name="style-17" svg:viewBox="0.0 0.0 1153.4774 322.89774" svg:width="11.534775mm" svg:x="7.5101976mm" svg:y="44.536514mm"/>
              <draw:path svg:d="M 8.572636 458.1523 C 99.06008 445.76978 237.19905 407.6697 426.74658 329.56482 C 617.22003 252.41231 850.60895 143.82721 1142.0475 0.0 L 1246.8489 8.572636 C 1027.7474 131.44505 821.02844 234.31506 611.4785 328.61243 C 401.00244 419.09988 201.93008 497.20477 0.0 559.11755 C 2.8311012 525.7798 5.7415338 492.44247 8.572636 458.1523 z" svg:height="5.5911756mm" draw:style-name="style-18" svg:viewBox="0.0 0.0 1246.8489 559.11755" svg:width="12.468489mm" svg:x="20.121296mm" svg:y="42.66009mm"/>
              <draw:path svg:d="M 0.0 514.35004 C 22.833513 540.0942 120.96745 510.5401 301.94257 425.76736 C 483.8436 337.18466 737.2085 200.02492 1077.2511 0.0 L 1037.2461 137.16014 C 704.8235 316.25653 464.82 438.15033 301.94257 518.16 C 139.06511 593.4073 64.7435 622.9351 71.41117 599.1224 C 47.598633 571.5001 23.838984 542.9251 0.0 514.35004 z" svg:height="6.0718226mm" draw:style-name="style-19" svg:viewBox="0.0 0.0 1077.2511 607.18225" svg:width="10.772511mm" svg:x="21.416697mm" svg:y="45.39377mm"/>
              <draw:path svg:d="M 11.429978 207.64517 C 91.41358 179.07013 160.97249 149.54271 230.47849 115.25257 C 299.05856 79.05767 357.18747 41.90999 415.26352 0.0 L 322.8711 184.78482 C 236.22003 231.45752 169.54512 264.79486 115.22613 288.6072 C 60.90713 310.51477 23.81254 321.9712 0.0 322.89734 C 3.7834816 284.7977 7.619851 246.69762 11.429978 207.64517 z" svg:height="3.2289734mm" draw:style-name="style-20" svg:viewBox="0.0 0.0 415.26352 322.89734" svg:width="4.152635mm" svg:x="25.626747mm" svg:y="58.576363mm"/>
              <draw:path svg:d="M 0.0 11.403535 C 62.83854 197.14114 132.39743 397.16608 219.04851 622.9085 C 304.77344 847.69855 418.0946 1157.261 507.6559 1349.666 C 595.31244 1538.2874 669.55457 1671.6376 738.1344 1753.5525 L 783.8808 1625.9174 C 648.6522 1408.7471 525.75336 1172.5273 415.2633 899.1598 C 302.8683 625.7923 202.88226 329.56482 115.22572 0.0 C 77.152504 3.78328 38.999554 7.593609 0.0 11.403535 z" svg:height="17.535524mm" draw:style-name="style-21" svg:viewBox="0.0 0.0 783.8808 1753.5525" svg:width="7.8388076mm" svg:x="21.588411mm" svg:y="42.698456mm"/>
              <draw:path svg:d="M 0.0 0.0 C 3.8363693 40.957607 40.98405 166.68758 115.22613 380.99982 C 187.61612 595.31244 297.18005 893.4447 440.05508 1283.0171 L 480.98605 1129.6646 C 358.0872 852.46045 265.74747 626.7446 207.61853 438.1495 C 147.6111 248.57574 121.89359 111.415596 126.62966 11.429373 C 84.74612 7.619851 42.83613 3.8099256 0.0 0.0 z" svg:height="12.830172mm" draw:style-name="style-22" svg:viewBox="0.0 0.0 480.98605 1283.0171" svg:width="4.80986mm" svg:x="25.455296mm" svg:y="42.774395mm"/>
              <draw:path svg:d="M 0.026443798 410.52765 C 16.245375 402.9078 89.58795 366.73914 216.24385 298.13263 C 343.87878 228.59998 524.8539 130.49268 762.9789 0.0 L 722.9738 137.16014 C 506.75644 246.72427 341.97382 332.42276 221.0328 398.14508 C 100.06535 463.8674 27.648909 501.96747 0.0 522.92267 C 0.026443798 485.80164 0.026443798 448.62772 0.026443798 410.52765 z" svg:height="5.2292266mm" draw:style-name="style-23" svg:viewBox="0.0 0.0 762.9789 522.92267" svg:width="7.629789mm" svg:x="24.073643mm" svg:y="49.65144mm"/>
              <draw:path svg:d="M 0.0 329.56522 C 45.69347 308.61002 118.083466 272.41513 217.14355 217.1702 C 315.2775 160.97289 437.17108 88.58269 586.74005 0.0 L 530.51605 153.35263 C 411.45358 214.31265 309.53616 267.62616 220.98012 317.156 C 131.41861 363.85495 59.028614 406.71732 2.0186105E-4 441.9336 C 0.0 404.78632 0.0 367.63864 0.0 329.56522 z" svg:height="4.419336mm" draw:style-name="style-24" svg:viewBox="0.0 0.0 586.74005 441.9336" svg:width="5.8674mm" svg:x="24.874537mm" svg:y="54.15703mm"/>
              <draw:path svg:d="M 0.0 0.0 C 35.24252 113.347404 72.39 239.07736 115.22613 380.99982 C 158.06226 521.9699 201.8772 671.5122 254.29103 841.0573 L 302.8685 631.5074 C 265.721 603.8847 237.14597 541.9723 206.63951 438.1499 C 176.21239 334.3275 149.54251 193.35745 126.6559 11.429776 C 84.74612 7.6202545 42.83613 3.8103292 0.0 0.0 z" svg:height="8.410573mm" draw:style-name="style-25" svg:viewBox="0.0 0.0 302.8685 841.0573" svg:width="3.0286849mm" svg:x="28.99886mm" svg:y="42.612465mm"/>
              <draw:path svg:d="M 0.0 20.87445 L 76.199974 221.85176 L 89.534966 354.2492 L 138.11247 416.1616 L 215.26498 714.2942 C 215.26498 780.99554 216.21747 829.5468 228.60002 860.0266 C 238.12503 888.6016 254.31752 902.889 277.1775 895.2691 L 339.09 1137.2307 C 327.66 1170.568 320.99252 1193.428 319.08746 1213.4308 C 316.22992 1231.5284 317.1825 1233.4332 325.75494 1248.6733 C 332.42242 1261.0559 342.8999 1276.296 360.99747 1290.5833 L 436.245 1546.8059 C 416.2425 1580.1433 405.76498 1603.0033 408.62253 1623.0061 C 408.62253 1640.1509 431.48248 1645.866 443.86505 1658.2485 C 454.34256 1668.726 465.77252 1680.1561 478.1551 1692.5387 L 533.40015 1914.4979 C 517.20764 1923.9962 510.54016 1944.9514 513.3976 1969.7428 C 515.30255 1995.4603 535.30505 2041.1802 547.6876 2066.8977 C 556.2602 2088.8052 566.7377 2104.0454 575.3101 2108.8076 L 665.79767 2385.985 C 660.08264 2407.8928 656.27264 2428.8474 658.1777 2448.8503 C 658.1777 2467.9265 662.9402 2489.8342 672.4652 2504.1218 C 680.0852 2515.552 691.51526 2522.2195 706.75525 2524.1243 L 769.62024 2843.2122 C 765.81024 2819.4 765.81024 2819.4 769.62024 2843.2122 C 771.5252 2868.004 777.2402 2945.156 790.57526 2982.2773 C 801.05273 3015.6152 822.9602 3036.5967 845.82025 3045.1426 L 915.3527 3385.2114 C 885.8252 3403.3088 875.3477 3426.1692 887.7303 3453.7917 C 898.20776 3481.4143 931.5452 3513.7993 983.9328 3550.9468 L 1081.0878 4001.4788 C 1065.8479 4014.8137 1060.1328 4035.7686 1067.7529 4064.344 C 1073.468 4092.9185 1089.6604 4126.2563 1116.3303 4168.1665 C 1111.5679 4123.3994 1122.9978 4160.547 1150.6202 4279.6094 C 1180.1477 4397.719 1243.9652 4739.667 1282.9912 4875.8745 C 1315.4027 5008.272 1327.7853 5051.1343 1361.1228 5077.804 C 1393.4813 5101.6167 1431.6078 5175.912 1489.6838 5021.607 C 1547.7599 4862.5396 1637.3214 4386.2896 1699.2338 4148.1646 C 1757.3098 3909.087 1802.1302 3733.8271 1837.3728 3607.1448 C 1863.0638 3586.19 1879.2827 3559.52 1885.9502 3516.657 S 1886.8763 3420.4548 1872.6152 3356.6367 C 1908.7837 3218.4976 1937.3588 3120.4165 1962.1239 3058.4775 C 1985.0103 2997.5178 2001.2028 3018.4727 2010.7014 2988.9453 C 2018.3479 2955.6077 2022.1313 2915.6294 2018.3479 2865.1206 C 2075.498 2692.7183 2125.0015 2525.078 2170.7478 2358.3904 C 2214.5627 2190.7505 2261.2354 1946.9103 2281.238 1865.9745 C 2299.3354 1782.1545 2299.3354 1782.1545 2281.238 1865.9745 C 2299.3354 1867.853 2315.5544 1845.972 2329.8154 1796.4419 C 2342.2244 1744.0544 2357.4644 1616.3931 2365.0579 1567.8152 C 2369.8206 1519.2378 2369.8206 1498.2826 2365.0579 1504.9501 L 2413.6355 1331.595 C 2431.733 1302.0676 2447.9517 1259.2052 2469.8594 1203.0074 C 2489.8618 1143.9789 2521.2678 1037.2727 2534.6028 985.8377 C 2545.0806 930.5928 2545.0806 898.2078 2534.6028 881.06256 L 2766.9866 0.0 L 2697.4805 0.0 C 2669.8315 66.67511 2642.2356 159.06732 2606.9932 291.46515 C 2572.6768 421.00504 2550.769 519.11273 2489.8354 777.2402 C 2420.2766 1035.3676 2325.0266 1408.7476 2219.299 1824.0375 C 2114.4978 2236.47 1970.6968 2848.9006 1872.589 3239.4524 C 1771.624 3626.1406 1703.9701 3882.3896 1622.055 4140.5176 C 1537.309 4395.761 1445.8427 4765.3574 1377.2626 4772.0254 C 1306.7776 4772.978 1308.6825 4504.3726 1213.4326 4168.14 C 1115.3251 3827.145 915.3001 3193.7324 803.8576 2760.345 C 692.41504 2326.005 669.5551 2046.9224 547.6351 1588.77 C 420.9525 1128.7125 262.8376 613.4101 61.86007 20.955196 C 41.910038 20.87445 20.955044 20.87445 0.0 20.87445 z" svg:height="51.16668mm" draw:style-name="style-26" svg:viewBox="0.0 0.0 2766.9866 5116.668" svg:width="27.669867mm" svg:x="6.281472mm" svg:y="42.28942mm"/>
              <draw:path svg:d="M 481.47488 1941.6927 L 616.7299 1802.6279 C 527.19495 1754.0504 454.80496 1705.473 391.93994 1645.4653 C 327.16992 1582.6001 308.11996 1501.6377 243.34996 1450.2028 C 177.62749 1396.8625 27.132473 1438.7726 5.2249713 1344.4751 C -18.587517 1245.415 43.324986 985.3825 103.33247 876.7978 C 161.43495 767.2603 274.78244 775.83295 350.98248 700.5852 C 422.41998 621.5278 422.41998 531.0403 549.1024 418.6453 C 677.68994 301.48776 817.70746 73.84037 1112.0299 22.405365 C 1402.5424 -29.029638 2008.3324 10.975388 2290.2722 112.892815 C 2567.476 213.85786 2685.5334 463.4128 2780.7834 618.6702 C 2873.1758 770.11786 2897.0146 902.5153 2848.4373 1019.67267 C 2994.17 1096.8252 3096.0608 1170.1677 3154.2163 1239.7 C 3210.3872 1307.3275 3171.361 1366.3823 3195.1472 1434.9626 C 3221.8171 1501.6377 3280.8723 1539.7378 3302.7795 1640.7026 C 3318.9985 1740.7151 3346.5947 1941.6927 3298.017 2022.6553 C 3245.63 2095.9978 3146.543 2145.5542 3000.8372 2094.0925 C 2854.1787 2040.7524 2663.652 1915.9753 2425.5273 1712.14 C 2275.9849 1907.4027 2153.139 2030.275 2060.746 2084.5676 C 1964.5172 2135.0503 1950.2561 2003.6052 1863.5521 2032.2064 C 1773.0647 2060.7815 1654.9811 2200.7988 1534.9662 2260.8064 C 1411.1412 2317.0037 1262.5513 2324.624 1148.2512 2376.059 C 1032.9987 2425.5889 919.6512 2573.2263 859.6437 2561.7966 C 796.7787 2544.678 773.91864 2458.9265 783.44366 2290.3342 C 640.5686 2289.3818 544.36615 2261.7593 494.83612 2203.6567 C 442.4224 2145.528 441.4699 2056.9453 481.47488 1941.6927 z" svg:height="25.62425mm" draw:style-name="style-27" svg:viewBox="0.0 0.0 3325.4001 2562.425" svg:width="33.254mm" svg:x="3.3240983mm" svg:y="27.377012mm"/>
              <draw:path svg:d="M 614.798 1733.1998 C 539.5505 1690.3374 466.20798 1641.76 398.58047 1576.0372 C 329.04797 1509.3622 268.088 1391.2524 205.22298 1346.4849 C 138.54796 1301.7174 46.155506 1375.0599 16.627975 1313.1476 C -14.804515 1249.33 2.340478 1058.8301 34.725475 969.295 C 65.20548 877.85516 159.50296 819.7527 214.74794 769.2701 C 268.08795 716.8827 305.23544 724.50256 362.38544 659.7326 C 413.82043 592.1051 450.96793 479.71008 547.1704 377.79266 C 644.32544 272.0651 793.8679 112.0452 951.98285 48.227634 C 1112.0028 -15.589931 1309.1703 0.6025552 1488.2404 5.365063 C 1664.4263 8.222609 1859.7153 46.322468 2000.6854 72.03997 C 2134.009 96.80489 2208.3303 72.03997 2311.2004 148.2399 C 2416.928 221.58247 2547.4204 399.69983 2625.4988 506.37994 C 2699.8203 609.24994 2749.3767 687.35486 2756.0442 774.03235 C 2756.9705 860.7099 2723.6328 956.9124 2648.4116 1021.6824 C 2572.1853 1082.6423 2348.3743 1121.6948 2311.2266 1146.46 C 2275.0051 1171.2251 2336.9177 1181.7025 2423.6216 1170.2723 C 2506.4626 1154.0798 2698.894 1047.3999 2805.574 1059.7825 C 2908.4705 1072.165 3002.7153 1174.0826 3048.4614 1236.9474 C 3089.4453 1295.0499 3047.5352 1351.2476 3066.559 1409.3501 C 3086.5615 1462.6902 3138.0232 1508.4102 3165.6191 1576.0376 C 3187.5266 1643.6652 3223.7483 1737.9625 3211.3657 1815.115 C 3196.1255 1890.3623 3180.886 2019.9026 3084.7095 2019.9026 C 2987.5547 2015.1136 2760.8596 1872.2651 2639.8655 1800.8276 C 2517.972 1727.4851 2427.4846 1662.7152 2360.7566 1595.0876 C 2202.6682 1793.2079 2080.7217 1916.0802 1991.2131 1967.5153 C 1900.7257 2017.9979 1923.5592 1863.6929 1824.4991 1900.8402 C 1719.7506 1936.1089 1513.0315 2117.0576 1384.444 2182.7803 C 1252.999 2245.6455 1140.604 2238.9775 1051.0691 2287.5554 C 960.5816 2332.323 888.19165 2471.388 844.3766 2459.0054 C 798.65656 2443.7651 774.8441 2358.0405 776.7491 2201.8303 C 656.73413 2203.7087 571.0091 2187.543 515.76404 2153.253 C 458.61404 2116.1052 427.18158 2060.8604 443.37405 1991.328 C 461.4455 1920.8425 513.83307 1836.0698 614.798 1733.1998 z" svg:height="24.597824mm" draw:style-name="style-28" svg:viewBox="0.0 0.0 3213.881 2459.7825" svg:width="32.13881mm" svg:x="3.8387172mm" svg:y="27.785542mm"/>
              <draw:path svg:d="M 113.838684 153.27551 C 184.32367 242.8106 332.9137 439.97797 460.5487 535.22815 C 583.42126 625.7156 627.2362 737.1582 856.78864 697.153 C 1087.2936 651.43304 1639.717 394.25806 1823.6025 281.86304 C 1998.836 165.65808 2002.6725 14.210614 1927.4252 29.45072 C 1848.3677 47.54837 1572.1426 305.67578 1374.0227 381.8759 C 1173.9713 454.2657 976.8037 521.8932 752.96625 463.7907 C 528.1762 399.02075 152.89128 66.598404 46.211292 14.210614 C -61.42132 -38.17677 43.35365 64.69324 113.838684 153.27551 z" svg:height="7.0552897mm" draw:style-name="style-29" svg:viewBox="0.0 0.0 1973.9042 705.52893" svg:width="19.739042mm" svg:x="5.381211mm" svg:y="37.622135mm"/>
              <draw:path svg:d="M 65.931854 507.02975 C 125.93939 453.68958 291.67438 393.68234 371.68433 378.46887 C 445.9793 363.2288 423.11932 461.3365 520.27435 411.80624 C 613.6193 354.65616 858.43823 107.00614 938.4219 58.42868 C 1017.4793 9.851223 924.1079 133.67603 992.74084 125.10379 C 1060.3419 111.76885 1346.0919 -13.961114 1339.4507 1.2789916 C 1325.1367 18.423859 1074.6556 129.8665 929.87585 225.11665 C 783.21735 318.46164 596.5009 500.3893 484.1059 554.68146 C 371.71088 603.2589 345.0409 503.2731 267.8884 526.13306 C 185.97337 548.014 50.718395 685.2004 16.42836 684.248 C -18.840601 677.5272 4.9718375 558.4647 65.931854 507.02975 z" svg:height="6.842529mm" draw:style-name="style-30" svg:viewBox="0.0 0.0 1339.5647 684.2529" svg:width="13.395647mm" svg:x="12.4325285mm" svg:y="43.581017mm"/>
              <draw:path svg:d="M 38.235916 248.66779 C 84.90841 165.80019 254.45332 13.400344 330.6799 1.0177834 C 402.09088 -12.317158 464.9294 108.6501 479.24338 172.46767 C 494.48328 232.4753 479.24338 313.43774 411.58945 367.7303 C 338.27332 421.07043 107.74192 503.93765 46.80835 487.74515 C -17.009216 465.8376 -11.32057 329.63022 38.235916 248.66779 z" svg:height="4.8980675mm" draw:style-name="style-31" svg:viewBox="0.0 0.0 484.65497 489.80676" svg:width="4.8465495mm" svg:x="25.711113mm" svg:y="33.70594mm"/>
              <draw:path svg:d="M 1566.2751 2169.9443 C 1429.1151 2084.2192 1298.6227 2033.7369 1174.7976 2018.4968 C 1047.1626 2001.352 943.3401 2096.6018 819.5151 2072.7896 C 692.8326 2047.0719 569.96014 1990.8746 432.8001 1863.2395 C 293.73508 1730.842 -12.017387 1417.4695 0.3651225 1286.977 C 13.70012 1155.532 178.48262 1085.9995 506.14258 1078.3795 C 389.93756 937.4094 383.27005 781.19946 489.9501 609.7496 C 599.48755 433.53717 812.84766 137.30952 1137.65 47.77466 C 1456.7375 -39.855347 2073.9312 4.9121876 2397.781 86.8272 C 2715.9424 166.83716 2902.606 390.67462 3050.2434 526.8822 C 3196.9548 658.3272 3270.271 773.5796 3274.1074 876.4496 C 3386.5024 850.7321 3459.845 860.25714 3494.1348 905.02466 C 3526.4934 946.93463 3519.8254 1025.0397 3474.1323 1135.5295 C 3653.2024 1230.7795 3709.3735 1354.6045 3654.1282 1503.1945 C 3595.0732 1653.6896 3420.7659 1824.187 3127.3955 2028.9742 C 3023.573 1977.5393 2894.033 1949.9169 2728.298 1953.7267 C 2558.7532 1951.8218 2289.1956 2009.9242 2140.632 2040.404 C 1992.9946 2071.8367 1949.1796 2122.3188 1854.8556 2144.2266 C 1756.7751 2165.1816 1664.3826 2173.7544 1566.2751 2169.9443 z" svg:height="21.708237mm" draw:style-name="style-32" svg:viewBox="0.0 0.0 3674.5015 2170.8237" svg:width="36.745014mm" svg:x="0.5151958mm" svg:y="14.197899mm"/>
              <draw:path svg:d="M 527.23474 1091.7465 C 445.31976 1077.4589 365.30975 1082.2214 283.39478 1102.224 C 199.57478 1120.3215 70.987305 1166.0416 33.839798 1213.6665 C -7.1176963 1262.2439 -22.3577 1269.864 54.794792 1387.0215 C 131.94727 1500.3689 363.4048 1794.6914 503.42227 1894.7039 C 642.4873 1991.8588 773.93225 1963.2837 882.5172 1974.7139 C 986.3397 1984.2389 1026.3447 1931.8513 1134.9297 1956.6163 C 1243.5148 1980.4286 1411.1547 2091.8713 1531.1698 2110.9214 C 1646.4224 2127.1138 1719.7648 2082.3462 1835.9963 2053.7712 C 1950.2963 2019.4811 2068.38 1957.5686 2223.6638 1927.0886 C 2378.8948 1895.656 2608.4473 1872.7961 2754.18 1880.4161 C 2895.15 1889.9412 2999.9514 1916.6111 3072.2886 1974.7135 C 3247.575 1848.9835 3375.21 1734.6836 3459.0298 1628.0034 C 3542.8499 1518.466 3580.9233 1421.311 3569.5198 1340.3484 C 3555.2058 1259.386 3492.3672 1195.5684 3377.1414 1145.0859 C 3400.9006 1090.7935 3409.5 1040.311 3406.6423 1001.2586 C 3402.806 960.30115 3391.4023 914.58105 3357.139 900.2935 C 3318.0598 881.2435 3233.261 872.6711 3194.2615 904.10345 C 3155.1826 935.5361 3161.85 1039.3584 3129.465 1094.6034 C 3095.2014 1146.991 2991.379 1261.2909 2994.2366 1227.9534 C 2995.1626 1190.8059 3124.729 972.68335 3140.948 882.19586 C 3156.135 790.75586 3165.713 780.27844 3088.5603 681.2184 C 3009.503 577.3958 2826.6228 380.2284 2668.4814 277.3584 C 2506.5828 172.58344 2377.0164 108.76586 2129.3928 67.80846 C 1875.049 26.850952 1453.0914 -42.6815 1179.7239 35.423485 C 907.3089 112.57599 624.41644 349.74838 514.87897 529.77094 C 404.3623 706.93646 411.02982 890.7689 527.23474 1091.7465 z" svg:height="21.143555mm" draw:style-name="style-33" svg:viewBox="0.0 0.0 3571.4966 2114.3555" svg:width="35.714966mm" svg:x="1.1138997mm" svg:y="14.388078mm"/>
              <draw:path svg:d="M 1203.0767 708.4188 C 1102.1116 672.22394 818.2667 434.09897 725.8742 409.33383 C 632.52924 385.5213 713.49176 553.16125 652.53174 563.63885 C 585.8567 569.35394 462.0317 532.20624 350.58926 448.3863 C 237.24178 361.70877 -4.693219 87.38888 0.069288805 62.623756 C 6.7367845 35.953674 313.4418 301.70132 391.54678 294.08127 C 465.84174 281.6987 291.53427 -45.961136 448.69678 5.473866 C 603.0018 59.766415 1188.7892 484.5814 1317.3768 607.4538 C 1441.2017 721.7538 1300.2316 741.7562 1203.0767 708.4188 z" svg:height="7.229784mm" draw:style-name="style-34" svg:viewBox="0.0 0.0 1365.8849 722.9784" svg:width="13.658849mm" svg:x="4.0614552mm" svg:y="27.01293mm"/>
              <draw:path svg:d="M 33.10925 103.02504 C 109.33562 50.63745 404.6107 -12.227531 562.6992 2.059992 C 718.9092 13.48997 856.0691 99.21491 958.9656 174.46245 C 1058.0256 246.85245 1142.7716 330.67242 1158.0117 441.16248 C 1169.4417 547.8424 1058.0256 727.8649 1043.7117 823.11487 C 1029.4506 915.5073 1163.7532 902.17236 1072.2867 1003.1374 C 973.2266 1102.1975 511.29083 1437.4774 473.19077 1417.4747 C 437.94824 1391.7573 814.1593 971.70483 852.2858 863.11993 C 882.71295 753.58246 671.3109 832.6399 680.83575 762.15485 C 690.33435 684.0498 934.2006 518.315 913.2192 423.06485 C 884.64417 327.81488 678.9308 223.9923 542.6968 206.84743 S 195.06076 328.76746 110.26176 315.43253 C 22.605207 297.33487 -42.138294 154.46004 33.10925 103.02504 z" svg:height="14.1833315mm" draw:style-name="style-35" svg:viewBox="0.0 0.0 1158.8329 1418.3331" svg:width="11.588329mm" svg:x="19.923555mm" svg:y="17.683992mm"/>
              <draw:path svg:d="M 472.9346 0.26463985 C 540.58875 6.9321103 692.962 153.61707 676.7432 248.86702 C 658.64557 341.25943 483.41202 494.61206 374.80066 558.42944 C 262.40564 617.4845 62.40716 630.8194 16.687046 612.722 C -28.054043 593.67194 23.354517 495.56445 97.67592 446.987 C 167.18193 395.55197 406.28595 345.06955 436.76596 306.0169 C 461.53107 263.15436 263.38446 256.48688 269.07312 205.05186 C 273.88852 151.71211 404.35452 -7.355413 472.9346 0.26463985 z" svg:height="6.2022557mm" draw:style-name="style-36" svg:viewBox="0.0 0.0 677.94324 620.2255" svg:width="6.7794323mm" svg:x="29.346075mm" svg:y="26.312546mm"/>
              <draw:path svg:d="M 466.6646 51.372425 C 349.50708 99.94988 -29.587885 323.78735 1.8446063 321.8824 C 38.039604 315.2149 586.67957 69.46988 670.4996 25.654924 C 746.6996 -19.112608 577.15454 -1.9675397 466.6646 51.372425 z" svg:height="3.2189455mm" draw:style-name="style-37" svg:viewBox="0.0 0.0 689.5612 321.89456" svg:width="6.895612mm" svg:x="9.225302mm" svg:y="21.439018mm"/>
              <draw:path svg:d="M 389.1312 58.404057 C 290.0712 107.9341 -30.921278 333.6765 2.4161758 327.96143 C 35.75363 321.29398 517.7187 65.071526 585.3726 22.208956 C 645.3538 -21.605995 488.19125 4.111506 389.1312 58.404057 z" svg:height="3.2806802mm" draw:style-name="style-38" svg:viewBox="0.0 0.0 598.64044 328.06802" svg:width="5.9864044mm" svg:x="13.99161mm" svg:y="22.235477mm"/>
              <draw:path svg:d="M 306.88834 16.191072 C 237.32945 60.958607 -18.893185 365.7585 1.1094284 380.04602 C 21.11184 390.52362 358.2969 160.97107 413.54184 99.058464 C 462.1195 38.098446 376.44745 -32.38659 306.88834 16.191072 z" svg:height="3.8039334mm" draw:style-name="style-39" svg:viewBox="0.0 0.0 427.78708 380.39334" svg:width="4.2778707mm" svg:x="19.300312mm" svg:y="23.733932mm"/>
              <draw:path svg:d="M 1566.2247 2169.9443 C 1429.0646 2084.2195 1298.5721 2033.7368 1174.7472 2018.497 C 1047.1122 2001.3518 943.2896 2096.602 819.46466 2072.7896 C 693.7347 2047.072 568.00464 1990.8745 431.79715 1863.2395 C 291.77966 1730.842 -11.115323 1417.4696 0.31465542 1286.977 C 13.649655 1155.5321 179.38464 1085.9996 505.13962 1078.3796 C 388.93463 937.40967 382.26712 781.19965 488.94714 609.74963 C 597.53217 433.53717 813.74963 137.33615 1137.5997 47.774693 C 1456.6873 -39.855305 2073.9072 4.912194 2397.757 86.82719 C 2715.8657 166.83719 2902.582 390.67468 3050.2197 526.88214 C 3196.8782 658.32715 3270.247 773.57965 3274.0308 876.44965 C 3388.3308 850.7321 3460.7473 860.25714 3495.0637 905.02466 C 3527.4224 946.9347 3521.7336 1025.0397 3474.0823 1135.5297 C 3650.295 1230.7795 3711.281 1354.6046 3653.1523 1503.1946 C 3593.1448 1653.6896 3421.6948 1824.1871 3127.3987 2028.9745 C 3023.5762 1977.5396 2894.0364 1949.917 2728.3013 1953.7269 C 2558.7563 1951.822 2289.1987 2009.9244 2140.5825 2040.4045 C 1996.755 2071.8372 1947.2515 2122.3196 1855.8114 2144.227 C 1758.6296 2165.182 1663.3796 2173.7544 1566.2247 2169.9443 z" svg:height="21.708237mm" draw:style-name="style-40" svg:viewBox="0.0 0.0 3674.4844 2170.8237" svg:width="36.744843mm" svg:x="0.0013504054mm" svg:y="-0.03245153mm"/>
              <draw:path svg:d="M 527.23474 1091.7462 C 446.27228 1077.4586 363.4048 1082.2212 282.44226 1102.2238 C 197.6698 1120.3213 71.93979 1166.0411 33.83979 1213.6663 C -7.117706 1262.2437 -22.357708 1269.8638 54.794785 1387.0212 C 133.85228 1500.3688 361.49976 1794.6912 502.46973 1894.7036 C 641.5347 1990.9061 772.9797 1962.3312 881.5647 1973.7611 C 987.2922 1983.2861 1025.3922 1930.8986 1134.9297 1955.6637 C 1244.4672 1979.4762 1409.2496 2089.9663 1530.2172 2110.9211 C 1648.327 2127.1135 1715.9546 2082.346 1835.9696 2053.771 C 1950.2697 2019.4811 2068.4062 1957.5685 2223.6372 1927.0884 C 2375.111 1895.6558 2610.3784 1872.7959 2753.227 1880.4159 C 2894.197 1887.0834 2998.9985 1919.4684 3071.3884 1973.7609 C 3247.6008 1848.031 3373.3308 1732.7783 3459.0032 1628.0034 C 3542.823 1518.466 3580.9495 1421.3109 3569.546 1340.3484 C 3555.232 1259.3859 3491.4143 1195.5684 3378.0933 1145.0858 C 3400.927 1090.7935 3407.5945 1040.3109 3405.6892 1001.25836 C 3401.9055 960.30084 3389.5234 914.5808 3357.1118 900.2933 C 3318.0857 881.2433 3233.2866 872.67084 3194.2344 904.10333 C 3156.1606 934.5833 3159.9707 1041.2634 3128.5647 1095.5558 C 3094.2483 1148.8958 2989.4998 1260.3384 2994.262 1227.9534 C 2995.1882 1189.8799 3124.7546 974.5884 3140.9207 883.14844 C 3156.1604 790.7559 3165.6855 778.3735 3088.533 680.266 C 3009.5283 575.49097 2826.6484 381.18097 2668.507 277.3585 C 2505.6296 172.5835 2378.9734 108.766 2130.3445 67.8085 C 1876.9792 26.851007 1452.1644 -42.68149 1179.7494 35.423508 C 907.3345 112.576 624.4419 349.7485 514.9044 529.771 C 404.36224 706.9362 411.02975 890.7687 527.23474 1091.7462 z" svg:height="21.143553mm" draw:style-name="style-41" svg:viewBox="0.0 0.0 3571.5208 2114.3552" svg:width="35.715206mm" svg:x="0.59955025mm" svg:y="0.1577315mm"/>
              <draw:path svg:d="M 1203.0767 708.41895 C 1102.1116 672.2239 818.2667 434.09888 725.8742 409.33395 C 632.52924 385.5214 713.49176 553.1614 652.53174 563.639 C 585.8567 569.35406 462.0317 532.20636 350.58926 448.38638 C 237.24178 361.70886 -4.693219 87.38888 0.069288805 62.62386 C 6.7367845 35.953876 313.4418 301.70132 391.54678 294.0814 C 465.8418 281.6989 291.53427 -45.961136 448.69678 5.473866 C 603.0018 59.766315 1188.7892 484.5813 1317.3767 607.4539 C 1441.2017 721.7541 1300.2317 741.75653 1203.0767 708.41895 z" svg:height="7.2297864mm" draw:style-name="style-42" svg:viewBox="0.0 0.0 1365.8849 722.97864" svg:width="13.658849mm" svg:x="3.5471053mm" svg:y="12.7825775mm"/>
              <draw:path svg:d="M 33.10481 103.025085 C 109.27829 50.637604 404.55338 -12.227406 562.69476 2.060093 C 716.99976 13.490097 856.0647 99.21511 957.9559 174.46255 C 1055.1107 246.85255 1143.6932 330.67252 1158.0072 441.16254 C 1169.4373 547.8425 1058.0212 727.86505 1043.7073 823.115 C 1029.4462 915.5075 1163.7488 902.1725 1072.2822 1003.1375 C 973.22217 1102.1975 511.2864 1437.4774 473.13345 1417.475 C 437.89093 1391.7574 814.1549 971.705 852.2285 863.12 C 882.7085 753.5825 671.2536 832.64 680.8049 762.1551 C 690.3034 684.0501 934.1169 518.31506 913.1883 423.0651 C 884.6133 327.8151 678.8997 223.9926 542.6659 206.84763 S 194.97699 328.7676 110.23087 315.43262 C 22.62721 297.33508 -42.142735 154.4601 33.10481 103.025085 z" svg:height="14.183332mm" draw:style-name="style-43" svg:viewBox="0.0 0.0 1158.8285 1418.3333" svg:width="11.5882845mm" svg:x="19.409248mm" svg:y="3.4536428mm"/>
              <draw:path svg:d="M 474.02365 0.26463985 C 541.6247 6.9321103 693.9983 153.61717 677.83203 248.86713 C 657.82965 341.25964 487.35858 494.61215 375.8895 558.4295 C 264.4735 617.48456 61.591038 630.8195 16.79706 612.72205 C -28.89641 593.67206 25.369493 495.56454 98.712074 446.9871 C 169.19711 395.5521 405.47003 345.06955 436.87598 306.01712 C 460.6885 263.15463 265.42587 256.4871 270.16196 205.05217 C 274.89822 151.71211 405.44357 -7.3553123 474.02365 0.26463985 z" svg:height="6.202256mm" draw:style-name="style-44" svg:viewBox="0.0 0.0 679.02466 620.2256" svg:width="6.7902465mm" svg:x="28.8211mm" svg:y="12.082196mm"/>
              <draw:path svg:d="M 466.6646 51.372528 C 349.50708 99.950035 -29.587885 323.78754 1.8446063 321.88248 C 38.039604 315.21503 586.67957 69.46998 670.4996 25.655025 C 746.6996 -19.112457 577.15454 -1.9674892 466.6646 51.372528 z" svg:height="3.2189455mm" draw:style-name="style-45" svg:viewBox="0.0 0.0 689.5612 321.89456" svg:width="6.895612mm" svg:x="8.710952mm" svg:y="7.208668mm"/>
              <draw:path svg:d="M 389.1312 58.404003 C 290.0712 107.934044 -30.921278 333.67648 2.4161758 327.9615 C 35.75363 321.294 517.7187 65.04503 585.3462 22.209005 C 645.3274 -21.606047 488.19125 4.1114554 389.1312 58.404003 z" svg:height="3.280681mm" draw:style-name="style-46" svg:viewBox="0.0 0.0 598.61566 328.06808" svg:width="5.986157mm" svg:x="13.47726mm" svg:y="8.005129mm"/>
              <draw:path svg:d="M 306.61502 16.190872 C 235.12473 60.958405 -16.308758 365.7584 0.8361085 380.04593 C 21.791103 390.5234 356.11862 160.97096 412.3426 99.058464 C 460.92004 38.098446 374.18964 -32.38659 306.61502 16.190872 z" svg:height="3.803933mm" draw:style-name="style-47" svg:viewBox="0.0 0.0 426.49063 380.3933" svg:width="4.2649064mm" svg:x="18.78896mm" svg:y="9.503584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93.45718mm" fo:page-width="37.26497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